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Accent" style:base-cell-address="'2016.amta-v2'.A1"/>
    </style:style>
    <style:style style:name="ce3" style:family="table-cell" style:parent-style-name="Default">
      <style:map style:condition="cell-content()=0" style:apply-style-name="Accent" style:base-cell-address="'2016.amta-v2'.A1"/>
    </style:style>
  </office:automatic-styles>
  <office:body>
    <office:spreadsheet>
      <table:calculation-settings table:automatic-find-labels="false" table:use-regular-expressions="false" table:use-wildcards="true"/>
      <table:table table:name="2016.amta-v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pages in pdf</text:p>
          </table:table-cell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ependency-based Statistical MT</text:p>
          </table:table-cell>
          <table:table-cell office:value-type="string" calcext:value-type="string">
            <text:p>Qun Liu and Liangyou Li</text:p>
          </table:table-cell>
          <table:table-cell office:value-type="string" calcext:value-type="string">
            <text:p>https://amtaweb.org/wp-content/uploads/2016/10/Dependency_SMT_tutorial_Liangyou_wide-cover.pdf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uter Aided Translation: Advances and Challenges</text:p>
          </table:table-cell>
          <table:table-cell office:value-type="string" calcext:value-type="string">
            <text:p>Philipp Koehn</text:p>
          </table:table-cell>
          <table:table-cell office:value-type="string" calcext:value-type="string">
            <text:p>https://amtaweb.org/wp-content/uploads/2016/10/Computer-Aided_Tutorial_Koehn_wide-cover.pdf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dvances in Neural Machine Translation</text:p>
          </table:table-cell>
          <table:table-cell office:value-type="string" calcext:value-type="string">
            <text:p>Rico Sennrich and Alexandra Birch and Marcin Junczys-Dowmunt</text:p>
          </table:table-cell>
          <table:table-cell office:value-type="string" calcext:value-type="string">
            <text:p>https://amtaweb.org/wp-content/uploads/2016/11/NMT_Tutorial_Sennrich_wide-cover-updated.pdf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ernMT</text:p>
          </table:table-cell>
          <table:table-cell office:value-type="string" calcext:value-type="string">
            <text:p>Marcello Federico and Marco Trombetti</text:p>
          </table:table-cell>
          <table:table-cell office:value-type="string" calcext:value-type="string">
            <text:p>https://amtaweb.org/wp-content/uploads/2016/11/MMT_Tutorial_FedericoTrombetti_wide-cover.pdf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6.amta-v2'.B1:'2016.amta-v2'.AMJ1048576 '2016.amta-v2'.A1:'2016.amta-v2'.A1 '2016.amta-v2'.A6:'2016.amta-v2'.A1048576">
            <calcext:condition calcext:apply-style-name="Accent" calcext:value="=0" calcext:base-cell-address="'2016.amta-v2'.A1"/>
          </calcext:conditional-format>
          <calcext:conditional-format calcext:target-range-address="'2016.amta-v2'.A2:'2016.amta-v2'.A5">
            <calcext:condition calcext:apply-style-name="Accent" calcext:value="=0" calcext:base-cell-address="'2016.amta-v2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0:29:16.706080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20:33:33.186614058</dc:date>
    <meta:editing-duration>PT5M34S</meta:editing-duration>
    <meta:editing-cycles>2</meta:editing-cycles>
    <meta:generator>LibreOffice/6.0.7.3$Linux_X86_64 LibreOffice_project/00m0$Build-3</meta:generator>
    <meta:document-statistic meta:table-count="1" meta:cell-count="20" meta:object-count="0"/>
  </office:meta>
</office:document-meta>
</file>